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oilà que je me fais réprimander par la sagesse pour avoir remise à sa place un orgueil sans surprise bien trop envahissant. Elle est bonne celle-là. Mon regard en direction de notre hôte se teinte d'un noir qui ne dit rien qui vaille mais je n'ouvre même pas la bouche pour répondre, celle-ci se crispant dans un sourire de complaisance indiquant que je me plierais -pour l'instant- à leur bon vouloir. Quiconque me connaissant un tant soit peu peut cependant facilement détecter que la cocotte minute arrive rapidement à une pression qu'elle ne pourra contenir, comme en témoigne le tic qui saisit la paupière de mon œil droit.</text:p>
      <text:p text:style-name="Standard"/>
      <text:p text:style-name="Standard">Contre toute attente, tout le monde -ou presque- met de la bonne volonté dans les débats. Soutenir dans l'ombre la révolution pour lutter contre la tour Galate ? L'idée n'est pas si mauvaise. Une alliance générale et secrète contre Ananda s'avérerait particulièrement efficace, d'autant plus que ses élus ne sont pas présents pour émettre un contre-pouvoir.</text:p>
      <text:p text:style-name="Standard"/>
      <text:p text:style-name="Standard">C'est cependant sans compter sur la nature déloyale d'Arvandor et de Clara Nocte, pour qui le terme « alliance » a une signification particulière. Et voilà que patience intervient -visiblement en notre nom à toutes les deux sans me concerter, ce qui lui vaut un énième regard courroucé de ma part-, tout ça pour être... eh bien, toujours trop patiente avec eux, qui l'eût cru ?</text:p>
      <text:p text:style-name="Standard"/>
      <text:p text:style-name="Standard">Et puis l'orgueil se décide à intervenir de nouveau -cela faisait longtemps tiens-. C'est la goutte de trop. Mes mâchoires se serrent à me ronger les dents jusqu'à l'émail alors que je la vois agiter son arme sous nos yeux. Mon œil du pays de la forge détecte instantanément. Une arme faite d'arcanite dorée. La même qui a décimé mon peuple il y a une décennie de cela. Son propos, aussi outrageant soit-il, n'est que secondaire.</text:p>
      <text:p text:style-name="Standard"/>
      <text:p text:style-name="Standard">*cling*</text:p>
      <text:p text:style-name="Standard"/>
      <text:p text:style-name="Standard">Le verre que je tenais dans ma main gauche explose soudainement sous la pression de mes doigts, résonnant dans le très éphémère silence qui a envahi la pièce. Je me tourne vers l'Harmonie avec un large sourire qui ne trompe personne.</text:p>
      <text:p text:style-name="Standard"/>
      <text:p text:style-name="Standard">&lt;d1&gt;-Ahem, veuillez m'excuser. Auriez-vous l'amabilité de me pourvoir d'un autre verre de vin?&lt;/d1&gt;</text:p>
      <text:p text:style-name="P1">Une nouvelle fois, l'intervention de la Gardienne me hérisse le poil. Si certains des élus se comportent comme des enfants gâtés, je ne suis pas venue ici pour que l'on me babysit. Et pourquoi donc interviennent-ils en défaveur de l'alliance ? Nous n'avions clairement pas besoin d'eux pour semer la discorde. On se débrouille très bien tous seuls. Comme pour illustrer mes pensées, voilà que l'envie et l'avarice viennent défendre leur bout de gras, insinuant dans des discours à peine voilés qu'ils ne seraient pas les premiers à mettre la main au porte-monnaie.</text:p>
      <text:p text:style-name="Standard"/>
      <text:p text:style-name="Standard">&lt;d1&gt;-Je vous demande pardon ? Pardonner à Arvandor ? Soyez assurée que cela n'arrivera pas de mon vivant.&lt;/d1&gt; Mon regard se pose, fielleux, sur l'avarice. &lt;d1&gt;Nous sommes seulement dans un cas de « les ennemis de mes ennemis sont mes amis ».&lt;/d1&gt;</text:p>
      <text:p text:style-name="Standard"/>
      <text:p text:style-name="Standard">Bien. Ça y est, j'en ai ma claque. Si le ton est resté aussi courtois que possible, on peut aisément sentir que la Colère est à l'extrême limite d'exploser à l'intérieur de moi. A vrai dire, si je n'ai pas encore quitté l'assemblée ce n'est qu'à cause de mon attachement pour l'étiquette. Mais, contrairement à ma titanesque homologue, ma patience a ses limites.</text:p>
      <text:p text:style-name="Standard"/>
      <text:p text:style-name="Standard">&lt;d1&gt;-C'est assez. Ma partenaire de la patience est bien trop gentille avec vous. Cette discussion ne mène à rien. Si Clara Nocte est trop fier pour s'abaisser à faire une alliance, Al'Malaq essaie de nous extorquer et Arvandor se permet d'agir comme si la moitié de l'assemblée ne les haïssait pas, nous perdons notre temps.&lt;/d1&gt;</text:p>
      <text:p text:style-name="Standard"/>
      <text:p text:style-name="Standard">Ma langue claque de mécontentement. Et si je ne hausse pas le ton de ma voix d'un décibel, celui-ci est suffisamment sec pour faire comprendre mon irritation. J'ajouterais bien quelque chose comme « et rien ne m'agace plus que ça », mais je pense que ce n'est pas nécessaire.</text:p>
      <text:p text:style-name="Standard"/>
      <text:p text:style-name="Standard">&lt;d1&gt;-Si vous n'êtes pas prêts à faire des sacrifices pour œuvrer la menace de la Tour Galate, c'est qu'elle ne représente pas une menace si grande que cela. Vollheim étant à des milliers de kilomètres, nous serons parmi les derniers à subir son influence.&lt;/d1&gt;</text:p>
      <text:p text:style-name="P1">Je me désintéresse petit à petit de la discussion concernant une hypothétique alliance, laissant le soin à mon homologue de la patience, qualité dont je suis relativement dépourvue comme vous commencez à le savoir, faire de faire ce qu'elle peut pour essayer de raisonner ces ineptes.</text:p>
      <text:p text:style-name="Standard"/>
      <text:p text:style-name="Standard">Mais, alors que je ronge mon frein, la gardienne de la sagesse annonce soudainement que la luxure a été assassiné, et nous demande sans tergiverser si nous avons récemment été approchés par des individus étranges. Ma main se crispe sur mon nouveau verre, au risque de le briser à nouveau, mais je tique. Morwenna semble particulièrement au courant de la situation, malgré ses attendrissants pleurs. Dans mon esprit, cela ne fait aucun doute. Elle fait référence à l'Orque et ses copains.</text:p>
      <text:p text:style-name="Standard"/>
      <text:p text:style-name="Standard">Ainsi donc, la gardienne était au courant de leur existence. Et pourtant, elle a décidé de ne pas en faire le sujet prioritaire de cette réunion. Une menace directe à chacune de nos vies. Mon regard s'assombrit en direction de la régente de cette réunion, pour laquelle je n'éprouve aucune compassion à l'heure actuelle. Il ne manquait plus que ça. Comment a-t-elle pu garder son calme dans une pareille situation ? Je suis si énervée que je ne tiens même pas compte à Daina de son tutoiement, qu'elle sait pourtant m'agacer au plus haut point.</text:p>
      <text:p text:style-name="Standard"/>
      <text:p text:style-name="Standard">&lt;d1&gt;-Des individus étranges, vous dites ?&lt;/d1&gt; Mon regard se pose à nouveau sur les autres élus, un rictus mauvais au bord des lèvres. &lt;d1&gt;Vous voulez dire en dehors de cette assemblée ? A vrai dire, oui. Un individu se présentant sous le pseudonyme de « l'Orque ». Est-ce là le [i]ils[/i] dont vous parlez ?&lt;/d1&gt;</text:p>
      <text:p text:style-name="Standard"/>
      <text:p text:style-name="Standard">La seule mention de cet hérétique fait monter en moi une rage que j'ai toute les peines du monde à refréner. Et réveille certaines douleurs, toujours fraîches, qui s'assurent que je n'oublierai pas ma rencontre avec le chevalier de si tôt.</text:p>
      <text:p text:style-name="Standard"/>
      <text:p text:style-name="Standard">&lt;d1&gt;-Et pouvons-nous savoir pourquoi luxure n'était pas accompagnée par un Ouroboros, si vous suspectiez déjà l'apparition de ce groupe ?&lt;/d1&gt;</text:p>
      <text:p text:style-name="P1">Et allez. Voilà que ça se met aussi à me tutoyer de l'autre côté de la table. Les élus de Clara Nocte sont décidément irrécupérables. J'assène un regard assassin à l'humilité, mais ne réponds pas tout de suite. J'attends de voir ce que la sagesse a à me répondre pour décider de ma prochaine action. La tempérance reçoit le même traitement, écopant même d'un index levé dans sa direction pour lui intimer le silence le temps que la gardienne réponde, ma Colère devant ce nouveau sujet de conversation ne tarissant pas le moins du monde.</text:p>
      <text:p text:style-name="Standard"/>
      <text:p text:style-name="Standard">Finalement, Morwenna daigne me répondre, contre-attaquant sur la défensive. Je ne suis pas convaincue. Tout en jetant un regard intrigué à la gardienne qui semble soudainement particulièrement mal en point, je reprends la parole d'une voix grave.</text:p>
      <text:p text:style-name="Standard"/>
      <text:p text:style-name="Standard">&lt;d1&gt;-Ils se font appeler les « chevaliers saints ». Leur but est simple : éliminer les élus. Et je vous le dis, ils ne sont pas à prendre à la légère. J'ai rencontré l'un d'entre deux il y a peu, et je ne dois ma survie qu'à la chance. Ce sont des guerriers hors pair. Étant sans doute la meilleure combattante de cette assemblée, je ne peux que vous recommander de redoubler de prudence, en vous octroyant par exemple les services de l'Ouroboros comme la gourmandise l'a fait remarquer. Pour le reste, je suggère que nous trouvions un moyen d'enquêter sur leur compte, car ils me semblent être un danger presque aussi grand que la tour Galate.&lt;/d1&gt;</text:p>
      <text:p text:style-name="Standard"/>
      <text:p text:style-name="Standard">Il est inconcevable que je leur révèle la véritable raison de ma survie à cette rencontre traumatisante. Mes yeux glissent, peu amènes, vers l'humilité. Il sait quelque chose, mais n'a pas l'air de vouloir le partager. Peut-être que ma tirade saura lui tirer les vers du n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04T20:58:57.72</meta:creation-date>
    <dc:date>2023-10-23T21:01:43.86</dc:date>
    <meta:editing-duration>PT3H41M14S</meta:editing-duration>
    <meta:editing-cycles>384</meta:editing-cycles>
    <meta:generator>OpenOffice/4.1.13$Win32 OpenOffice.org_project/4113m1$Build-9810</meta:generator>
    <meta:document-statistic meta:table-count="0" meta:image-count="0" meta:object-count="0" meta:page-count="4" meta:paragraph-count="23" meta:word-count="1341" meta:character-count="7883"/>
  </office:meta>
</office:document-meta>
</file>